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nroyd@aldenv170:~/CS111/Lab9$ javac Lab9MM.java </text:p>
      <text:p text:style-name="Standard">conroyd@aldenv170:~/CS111/Lab9$ java Lab9MM </text:p>
      <text:p text:style-name="Standard">Welcome to the Baseball Calculator! </text:p>
      <text:p text:style-name="Standard">Please enter '1' for Batting Average, '2' for Hits, '3' for Home Runs, '4' for Runs, '5' for RBI's, '6' for On Base Percentage (OBP) </text:p>
      <text:p text:style-name="Standard">1 </text:p>
      <text:p text:style-name="Standard">Andrew's Batting Average for his career is: 0.295 </text:p>
      <text:p text:style-name="Standard">Please enter '0' if you are satisfied, or -1 for a different Stat. </text:p>
      <text:p text:style-name="Standard">-1 </text:p>
      <text:p text:style-name="Standard">Please enter '1' for Batting Average, '2' for Hits, '3' for Home Runs, '4' for Runs, '5' for RBI's, '6' for On Base Percentage (OBP) </text:p>
      <text:p text:style-name="Standard">2 </text:p>
      <text:p text:style-name="Standard">Andrew's Hits for his career are: 814.0 </text:p>
      <text:p text:style-name="Standard">Please enter '0' if you are satisfied, or -1 for a different Stat. </text:p>
      <text:p text:style-name="Standard">-1 </text:p>
      <text:p text:style-name="Standard">Please enter '1' for Batting Average, '2' for Hits, '3' for Home Runs, '4' for Runs, '5' for RBI's, '6' for On Base Percentage (OBP) </text:p>
      <text:p text:style-name="Standard">3 </text:p>
      <text:p text:style-name="Standard">Andrew's Home Runs for his career are: 103.0 </text:p>
      <text:p text:style-name="Standard">Please enter '0' if you are satisfied, or -1 for a different Stat. </text:p>
      <text:p text:style-name="Standard">-1 </text:p>
      <text:p text:style-name="Standard">Please enter '1' for Batting Average, '2' for Hits, '3' for Home Runs, '4' for Runs, '5' for RBI's, '6' for On Base Percentage (OBP) </text:p>
      <text:p text:style-name="Standard">4 </text:p>
      <text:p text:style-name="Standard">Andrew's Runs Scored for his career are: 459.0 </text:p>
      <text:p text:style-name="Standard">Please enter '0' if you are satisfied, or -1 for a different Stat. </text:p>
      <text:p text:style-name="Standard">-1 </text:p>
      <text:p text:style-name="Standard">Please enter '1' for Batting Average, '2' for Hits, '3' for Home Runs, '4' for Runs, '5' for RBI's, '6' for On Base Percentage (OBP) </text:p>
      <text:p text:style-name="Standard">5 </text:p>
      <text:p text:style-name="Standard">Andrew's RBI's for his career are: 379.0 </text:p>
      <text:p text:style-name="Standard">Please enter '0' if you are satisfied, or -1 for a different Stat. </text:p>
      <text:p text:style-name="Standard">-1 </text:p>
      <text:p text:style-name="Standard">Please enter '1' for Batting Average, '2' for Hits, '3' for Home Runs, '4' for Runs, '5' for RBI's, '6' for On Base Percentage (OBP) </text:p>
      <text:p text:style-name="Standard">6 </text:p>
      <text:p text:style-name="Standard">Andrew's OBP for his career is: 0.38 </text:p>
      <text:p text:style-name="Standard">Please enter '0' if you are satisfied, or -1 for a different Stat. </text:p>
      <text:p text:style-name="Standard">0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Conroy</meta:initial-creator>
    <meta:creation-date>2014-04-17T15:21:22</meta:creation-date>
    <dc:date>2014-04-17T15:21:51</dc:date>
    <dc:creator>Daniel Conroy</dc:creator>
    <meta:editing-duration>P0D</meta:editing-duration>
    <meta:editing-cycles>1</meta:editing-cycles>
    <meta:generator>LibreOffice/3.5$Linux_X86_64 LibreOffice_project/350m1$Build-2</meta:generator>
    <meta:document-statistic meta:table-count="0" meta:image-count="0" meta:object-count="0" meta:page-count="1" meta:paragraph-count="33" meta:word-count="296" meta:character-count="1619" meta:non-whitespace-character-count="1323"/>
  </office:meta>
</office:document-meta>
</file>